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262234" officeooo:paragraph-rsid="00262234" style:language-asian="ja" style:country-asian="JP"/>
    </style:style>
    <style:style style:name="P2" style:family="paragraph" style:parent-style-name="Standard">
      <style:text-properties fo:language="en" fo:country="GB" officeooo:rsid="0026c8f1" officeooo:paragraph-rsid="0026c8f1" style:language-asian="ja" style:country-asian="JP"/>
    </style:style>
    <style:style style:name="P3" style:family="paragraph" style:parent-style-name="Standard">
      <style:text-properties officeooo:paragraph-rsid="00294451"/>
    </style:style>
    <style:style style:name="P4" style:family="paragraph" style:parent-style-name="Standard">
      <style:text-properties fo:language="en" fo:country="GB" officeooo:rsid="00231588" officeooo:paragraph-rsid="00231588" style:language-asian="ja" style:country-asian="JP"/>
    </style:style>
    <style:style style:name="P5" style:family="paragraph" style:parent-style-name="Standard">
      <style:text-properties fo:language="en" fo:country="GB" officeooo:rsid="0029a0d5" officeooo:paragraph-rsid="0029a0d5" style:language-asian="ja" style:country-asian="JP"/>
    </style:style>
    <style:style style:name="P6" style:family="paragraph" style:parent-style-name="Standard">
      <style:text-properties fo:language="en" fo:country="GB" officeooo:rsid="0026c8f1" officeooo:paragraph-rsid="001cfd49" style:language-asian="ja" style:country-asian="JP"/>
    </style:style>
    <style:style style:name="T1" style:family="text">
      <style:text-properties officeooo:rsid="00233b2c"/>
    </style:style>
    <style:style style:name="T2" style:family="text">
      <style:text-properties officeooo:rsid="0024b7d9"/>
    </style:style>
    <style:style style:name="T3" style:family="text">
      <style:text-properties officeooo:rsid="0026c8f1"/>
    </style:style>
    <style:style style:name="T4" style:family="text">
      <style:text-properties officeooo:rsid="00294451" style:language-asian="ja" style:country-asian="JP"/>
    </style:style>
    <style:style style:name="T5" style:family="text">
      <style:text-properties officeooo:rsid="0029a0d5" style:language-asian="ja" style:country-asian="JP"/>
    </style:style>
    <style:style style:name="T6" style:family="text">
      <style:text-properties officeooo:rsid="002a3ba7"/>
    </style:style>
    <style:style style:name="T7" style:family="text">
      <style:text-properties officeooo:rsid="002ad3ad"/>
    </style:style>
    <style:style style:name="T8" style:family="text">
      <style:text-properties officeooo:rsid="002b7472"/>
    </style:style>
    <style:style style:name="T9" style:family="text">
      <style:text-properties officeooo:rsid="002d15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ct Description:<text:line-break/>Ever since X-ray sources like black hole binaries have been studied, timescale variabilities have been found in their light curves. Of these variabilities, the short-term variables are thought to be a result of the structure of the accretion disk and the comptonizing corona surrounding the black hole. When looking at spectral-timing, a Fourier transform is taken from the curve at different energy bands. When a difference in spectral timing is found between the different energy bands this is called a time lag between the energy bands. These time lags can be used to understand the underlying physics of the system. This is, however, very difficult to do without a physical model.<text:line-break/><text:line-break/>This is where computer models come in. These models try to find the spectral-timing properties across a wide range of X-ray energies to better understand the physics that is necessary to show these time lags. One of these models is a model by Phil Uttley, this is one of the newest models in the field. Uttley’s model combines the idea that besides the mass accretion fluctuations through the disk that can power the corona, the accretion disk can also provide seed photons for comptonization in the corona. Because the seed photons first cool the corona and then the mass accretion fluctuations heat the corona back up, the higher energy photons lag behind the low energy photons.<text:line-break/><text:line-break/>The goal of this Master Project is to take this model from Uttley and rewrite it from python to C/C++. This way it can be used in a standard X-ray fitting software like Xspec. While converting the model updates to the model may be implemented to improve the runtime and physical effects &amp; processes might be added for model completeness. Once this has been done, it can be used in combination with Xspec to try and fit real data from the NICER X-ray instrument.<text:line-break/><text:line-break/>Planning:<text:line-break/>2021:<text:line-break/>June – July: Background Reading &amp; Software Setup<text:line-break/>September – October: Learn the use of X-Spec, X-Spec models, the python model<text:line-break/>November – Mid April 2022:<text:tab/>Convert python model to C/C++ (X-Spec model)<text:line-break/>&amp; Apply Updates<text:line-break/>2022:<text:line-break/>Mid April – May: Fit to NICER Black Hole X-ray Binaries<text:line-break/>June: Thesis Write-u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25T15:12:30.592000000</meta:creation-date>
    <dc:date>2021-07-02T16:08:41.486000000</dc:date>
    <meta:editing-duration>PT6H1M5S</meta:editing-duration>
    <meta:editing-cycles>12</meta:editing-cycles>
    <meta:generator>LibreOffice/7.1.4.2$Windows_X86_64 LibreOffice_project/a529a4fab45b75fefc5b6226684193eb000654f6</meta:generator>
    <meta:document-statistic meta:table-count="0" meta:image-count="0" meta:object-count="0" meta:page-count="1" meta:paragraph-count="1" meta:word-count="362" meta:character-count="2167" meta:non-whitespace-character-count="1799"/>
  </office:meta>
</office:document-meta>
</file>